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s text:c="15"/>+---------------------------------------------+</text:p>
      <text:p text:style-name="Preformatted_20_Text"><text:s text:c="15"/>| <text:s text:c="44"/>|</text:p>
      <text:p text:style-name="Preformatted_20_Text"><text:s text:c="15"/>| <text:s text:c="15"/>Assembler IDE <text:s text:c="15"/>|</text:p>
      <text:p text:style-name="Preformatted_20_Text"><text:s text:c="15"/>| <text:s text:c="18"/>V1.01 <text:s text:c="20"/>|</text:p>
      <text:p text:style-name="Preformatted_20_Text"><text:s text:c="15"/>+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"/>Continut :</text:p>
      <text:p text:style-name="Preformatted_20_Text"><text:s text:c="2"/>==========</text:p>
      <text:p text:style-name="Preformatted_20_Text"/>
      <text:p text:style-name="Preformatted_20_Text"/>
      <text:p text:style-name="Preformatted_20_Text"><text:s text:c="2"/>1 . Introducere</text:p>
      <text:p text:style-name="Preformatted_20_Text"/>
      <text:p text:style-name="Preformatted_20_Text"><text:s text:c="2"/>2 . Mediul integrat pentru Assembler - amanunte</text:p>
      <text:p text:style-name="Preformatted_20_Text"/>
      <text:p text:style-name="Preformatted_20_Text"><text:s text:c="4"/>2.1 <text:s/>Pornire</text:p>
      <text:p text:style-name="Preformatted_20_Text"><text:s text:c="4"/>2.2 <text:s/>Meniuri</text:p>
      <text:p text:style-name="Preformatted_20_Text"><text:s text:c="4"/>2.3 <text:s/>Comenzile editorului</text:p>
      <text:p text:style-name="Preformatted_20_Text"><text:s text:c="4"/>2.4 <text:s/>Compilarea si rularea programelor editate</text:p>
      <text:p text:style-name="Preformatted_20_Text"><text:s text:c="4"/>2.5 <text:s/>Optiuni</text:p>
      <text:p text:style-name="Preformatted_20_Text"/>
      <text:p text:style-name="Preformatted_20_Text"><text:s text:c="2"/>3 . Probleme ce pot apare</text:p>
      <text:p text:style-name="Preformatted_20_Text"/>
      <text:p text:style-name="Preformatted_20_Text">============================================================================</text:p>
      <text:p text:style-name="Preformatted_20_Text"/>
      <text:p text:style-name="Preformatted_20_Text"/>
      <text:p text:style-name="Preformatted_20_Text"><text:s/>1 . Introducere</text:p>
      <text:p text:style-name="Preformatted_20_Text"/>
      <text:p text:style-name="Preformatted_20_Text"><text:s text:c="3"/>Intai de <text:s/>toate <text:s/>e nevoie sa se stie ca IDE inseamna</text:p>
      <text:p text:style-name="Preformatted_20_Text"><text:s text:c="3"/>[ I ]ntegrated [ D ]evelopment [ E ]nvironment adica</text:p>
      <text:p text:style-name="Preformatted_20_Text"><text:s text:c="3"/>mediu integrat pentru dezvoltare . Cu acest <text:s/>program</text:p>
      <text:p text:style-name="Preformatted_20_Text"><text:s text:c="3"/>se poate edita , compila si rula surse scrise in lim</text:p>
      <text:p text:style-name="Preformatted_20_Text"><text:s text:c="3"/>baj de asamblare , fara a mai fi nevoie sa se <text:s/>scrie</text:p>
      <text:p text:style-name="Preformatted_20_Text"><text:s text:c="3"/>sursa cu un editor ( din NC,de exemplu) , apoi rulat</text:p>
      <text:p text:style-name="Preformatted_20_Text"><text:s text:c="3"/>TASM(MASM) si TLINK sau facut un BAT avind ca parame</text:p>
      <text:p text:style-name="Preformatted_20_Text"><text:s text:c="3"/>tru programul editat . Programul pune la <text:s/>dispozitia</text:p>
      <text:p text:style-name="Preformatted_20_Text"><text:s text:c="3"/>utilizatorilor de assembler facilitati ale unui mediu</text:p>
      <text:p text:style-name="Preformatted_20_Text"><text:s text:c="3"/>integrat : editare comoda ,setare de parametri pentru</text:p>
      <text:p text:style-name="Preformatted_20_Text"><text:s text:c="3"/>compilare si rulare , parametri de intrare , etc .</text:p>
      <text:p text:style-name="Preformatted_20_Text"/>
      <text:p text:style-name="Preformatted_20_Text"><text:s text:c="3"/>ASMIDE nu este un (macro)asamblor pur intrucit nu are</text:p>
      <text:p text:style-name="Preformatted_20_Text"><text:s text:c="3"/>un asamblor intern ci foloseste un asamblor extern (</text:p>
      <text:p text:style-name="Preformatted_20_Text"><text:s text:c="3"/>TASM) si un editor de legaturi <text:s/>extern ( TLINK ) . De</text:p>
      <text:p text:style-name="Preformatted_20_Text"><text:s text:c="3"/>aceea,programul nu dispune de un debugger incorporat.</text:p>
      <text:p text:style-name="Preformatted_20_Text"><text:s text:c="3"/>Pentru depanare,sugerez a se folosi TD , care are func</text:p>
      <text:p text:style-name="Preformatted_20_Text"><text:s text:c="3"/>tii foarte puternice ( poate folosi sursa si EXE/COM-</text:p>
      <text:p text:style-name="Preformatted_20_Text"><text:s text:c="3"/>ul generat de ASMIDE ) .</text:p>
      <text:p text:style-name="Preformatted_20_Text"/>
      <text:p text:style-name="Preformatted_20_Text"><text:s text:c="3"/>De asemenea,ASMIDE NU CORECTEAZA ERORILE DE PROGRAMARE</text:p>
      <text:p text:style-name="Preformatted_20_Text"><text:s text:c="3"/>,adica daca programul se blocheaza din cauza folosirii</text:p>
      <text:p text:style-name="Preformatted_20_Text"><text:s text:c="3"/>gresite a instructiunilor limbajului de asamblare ( de</text:p>
      <text:p text:style-name="Preformatted_20_Text"><text:s text:c="3"/>exemplu HLT) , singura solutie este <text:s/>CTRL-ALT-DEL <text:s/>sau</text:p>
      <text:p text:style-name="Preformatted_20_Text"><text:s text:c="3"/>butonul de reset.</text:p>
      <text:p text:style-name="Preformatted_20_Text"/>
      <text:p text:style-name="Preformatted_20_Text">============================================================================</text:p>
      <text:p text:style-name="Preformatted_20_Text"/>
      <text:p text:style-name="Preformatted_20_Text"><text:s/>2 . Mediul integrat pentru Assembler - amanunte</text:p>
      <text:p text:style-name="Preformatted_20_Text"/>
      <text:p text:style-name="Preformatted_20_Text"><text:s text:c="3"/>2.1 <text:s/>Pornire</text:p>
      <text:p text:style-name="Preformatted_20_Text"/>
      <text:p text:style-name="Preformatted_20_Text"><text:s text:c="3"/>Pentru rularea acestui program este nevoie de un calcu</text:p>
      <text:p text:style-name="Preformatted_20_Text"><text:soft-page-break/><text:s text:c="3"/>lator 286 cu 640k memorie de baza si versiune a DOS-ului</text:p>
      <text:p text:style-name="Preformatted_20_Text"><text:s text:c="3"/>minim 3.3 . Daca sursa editata contine instructiuni pe</text:p>
      <text:p text:style-name="Preformatted_20_Text"><text:s text:c="3"/>32 <text:s/>de <text:s/>biti <text:s/>sau directiva de asamblare .386,atunci ,</text:p>
      <text:p text:style-name="Preformatted_20_Text"><text:s text:c="3"/>evident , este nevoie de un computer 386 (minim) .</text:p>
      <text:p text:style-name="Preformatted_20_Text"/>
      <text:p text:style-name="Preformatted_20_Text"><text:s text:c="3"/>Pentru utilizatorii produselor Borland (BP,BC) , va fi</text:p>
      <text:p text:style-name="Preformatted_20_Text"><text:s text:c="3"/>foarte usor sa se descurce in meniuri ,intrucit ASMIDE</text:p>
      <text:p text:style-name="Preformatted_20_Text"><text:s text:c="3"/>are toate facilitatile oferite de un program Borland.</text:p>
      <text:p text:style-name="Preformatted_20_Text"/>
      <text:p text:style-name="Preformatted_20_Text"><text:s text:c="3"/>2.2 <text:s/>Meniuri</text:p>
      <text:p text:style-name="Preformatted_20_Text"/>
      <text:p text:style-name="Preformatted_20_Text"><text:s text:c="3"/>Meniurile sint :</text:p>
      <text:p text:style-name="Preformatted_20_Text"/>
      <text:p text:style-name="Preformatted_20_Text"><text:s text:c="4"/>Files - Open, Save, SaveAs, Exit, Change directory</text:p>
      <text:p text:style-name="Preformatted_20_Text"><text:s text:c="4"/>-- operatii normale cu fisiere</text:p>
      <text:p text:style-name="Preformatted_20_Text"/>
      <text:p text:style-name="Preformatted_20_Text"><text:s text:c="4"/>Edit <text:s/>- Undo, Cut, Copy ,Clear</text:p>
      <text:p text:style-name="Preformatted_20_Text"><text:s text:c="4"/>-- binecunoscutele operatii cu zona temporara de</text:p>
      <text:p text:style-name="Preformatted_20_Text"><text:s text:c="7"/>stocare - clipboard</text:p>
      <text:p text:style-name="Preformatted_20_Text"/>
      <text:p text:style-name="Preformatted_20_Text"><text:s text:c="4"/>Search - Find, Replace, Search again</text:p>
      <text:p text:style-name="Preformatted_20_Text"><text:s text:c="4"/>-- binecunoscutele operatii pentru cautare</text:p>
      <text:p text:style-name="Preformatted_20_Text"/>
      <text:p text:style-name="Preformatted_20_Text"><text:s text:c="4"/>Executor - Compile, Run, Parameters</text:p>
      <text:p text:style-name="Preformatted_20_Text"><text:s text:c="4"/>-- compileaza ( asambleaza )</text:p>
      <text:p text:style-name="Preformatted_20_Text"><text:s text:c="7"/>linkeditare si rulare</text:p>
      <text:p text:style-name="Preformatted_20_Text"><text:s text:c="7"/>linia de parametri pentru programul ce va fi</text:p>
      <text:p text:style-name="Preformatted_20_Text"><text:s text:c="7"/>executat</text:p>
      <text:p text:style-name="Preformatted_20_Text"/>
      <text:p text:style-name="Preformatted_20_Text"><text:s text:c="4"/>Options - Compiler, Linker, Advanced Compiler,Advanced</text:p>
      <text:p text:style-name="Preformatted_20_Text"><text:s text:c="14"/>Linker, Directories</text:p>
      <text:p text:style-name="Preformatted_20_Text"><text:s text:c="5"/>-- modifica caracteristicile fisierelor rezultate in</text:p>
      <text:p text:style-name="Preformatted_20_Text"><text:s text:c="8"/>urma asamblarii (OBJ) si a rularii (DLL,EXE,COM)</text:p>
      <text:p text:style-name="Preformatted_20_Text"><text:s text:c="8"/>in meniurile ADVANCED (COMPILE si LINK) umblati</text:p>
      <text:p text:style-name="Preformatted_20_Text"><text:s text:c="8"/>DOAR daca stiti ce semnifica parametrii.(vezi ca</text:p>
      <text:p text:style-name="Preformatted_20_Text"><text:s text:c="8"/>pitolul 2.5-Optiuni)</text:p>
      <text:p text:style-name="Preformatted_20_Text"/>
      <text:p text:style-name="Preformatted_20_Text"/>
      <text:p text:style-name="Preformatted_20_Text"><text:s text:c="4"/>Windows - Tile, Cascade, Close All, Size/Move, Zoom,</text:p>
      <text:p text:style-name="Preformatted_20_Text"><text:s text:c="14"/>Next, Close, Next, Previous, User Screen</text:p>
      <text:p text:style-name="Preformatted_20_Text"><text:s text:c="4"/>-- operatii cu ferestre (inchidere,miscare,modificare</text:p>
      <text:p text:style-name="Preformatted_20_Text"><text:s text:c="7"/>dimensiuni,etc)</text:p>
      <text:p text:style-name="Preformatted_20_Text"><text:s text:c="7"/>vizualizarea ecranului utilizator .</text:p>
      <text:p text:style-name="Preformatted_20_Text"/>
      <text:p text:style-name="Preformatted_20_Text"/>
      <text:p text:style-name="Preformatted_20_Text"><text:s text:c="4"/>Help - About,...</text:p>
      <text:p text:style-name="Preformatted_20_Text"><text:s text:c="4"/>-- inca neimplementata</text:p>
      <text:p text:style-name="Preformatted_20_Text"/>
      <text:p text:style-name="Preformatted_20_Text"/>
      <text:p text:style-name="Preformatted_20_Text"><text:s text:c="3"/>2.3 <text:s/>Comenzile editorului</text:p>
      <text:p text:style-name="Preformatted_20_Text"/>
      <text:p text:style-name="Preformatted_20_Text"><text:s text:c="4"/>Comenzile sint aceleasi cu cele din TP si TC . Iata-le</text:p>
      <text:p text:style-name="Preformatted_20_Text"><text:s text:c="4"/>din nou , in caz ca nu vi le amintiti :</text:p>
      <text:p text:style-name="Preformatted_20_Text"/>
      <text:p text:style-name="Preformatted_20_Text"><text:s text:c="6"/>Ü Block Commands :</text:p>
      <text:p text:style-name="Preformatted_20_Text"><text:s text:c="6"/>ÍÍÍÍÍÍÍÍÍÍÍÍÍÍÍÍÍÍÍÍÍÍÍÍÍÍÑÍÍÍÍÍÍÍÍÍÍÍÍÍÍÍÍÍÍÍÍÍÍ</text:p>
      <text:p text:style-name="Preformatted_20_Text"><text:s text:c="7"/>Mark block begin <text:s text:c="8"/>³ Ctrl+K B</text:p>
      <text:p text:style-name="Preformatted_20_Text"><text:s text:c="7"/>Mark block end <text:s text:c="10"/>³ Ctrl+K K</text:p>
      <text:p text:style-name="Preformatted_20_Text"><text:s text:c="7"/>Mark single word <text:s text:c="8"/>³ Ctrl+K T</text:p>
      <text:p text:style-name="Preformatted_20_Text"><text:s text:c="7"/>Copy block <text:s text:c="14"/>³ Ctrl+K C</text:p>
      <text:p text:style-name="Preformatted_20_Text"><text:s text:c="7"/>Move block <text:s text:c="14"/>³ Ctrl+K V</text:p>
      <text:p text:style-name="Preformatted_20_Text"><text:s text:c="7"/>Delete block <text:s text:c="12"/>³ Ctrl+K Y</text:p>
      <text:p text:style-name="Preformatted_20_Text"><text:s text:c="7"/>Read block from disk <text:s text:c="4"/>³ Ctrl+K R</text:p>
      <text:p text:style-name="Preformatted_20_Text"><text:s text:c="7"/>Write block to disk <text:s text:c="5"/>³ Ctrl+K W</text:p>
      <text:p text:style-name="Preformatted_20_Text"><text:soft-page-break/><text:s text:c="7"/>Hide/display block <text:s text:c="6"/>³ Ctrl+K H</text:p>
      <text:p text:style-name="Preformatted_20_Text"><text:s text:c="7"/>Print block <text:s text:c="13"/>³ Ctrl+K P</text:p>
      <text:p text:style-name="Preformatted_20_Text"><text:s text:c="7"/>Indent block <text:s text:c="12"/>³ Ctrl+K I</text:p>
      <text:p text:style-name="Preformatted_20_Text"><text:s text:c="7"/>Unindent block <text:s text:c="10"/>³ Ctrl+K U</text:p>
      <text:p text:style-name="Preformatted_20_Text"><text:s text:c="7"/>Move to begin of block <text:s text:c="2"/>³ Ctrl+Q B</text:p>
      <text:p text:style-name="Preformatted_20_Text"><text:s text:c="7"/>Move to end of block <text:s text:c="4"/>³ Ctrl+Q K</text:p>
      <text:p text:style-name="Preformatted_20_Text"><text:s text:c="7"/>Exit to menu bar <text:s text:c="8"/>³ Ctrl+K D</text:p>
      <text:p text:style-name="Preformatted_20_Text"><text:s text:c="7"/>Mark line <text:s text:c="15"/>³ Ctrl+K L</text:p>
      <text:p text:style-name="Preformatted_20_Text"><text:s text:c="7"/>Copy to clipboard <text:s text:c="7"/>³ Ctrl+Ins</text:p>
      <text:p text:style-name="Preformatted_20_Text"><text:s text:c="7"/>Cut to clipboard <text:s text:c="8"/>³ Shift+Del</text:p>
      <text:p text:style-name="Preformatted_20_Text"><text:s text:c="7"/>Delete block <text:s text:c="12"/>³ Ctrl+Del</text:p>
      <text:p text:style-name="Preformatted_20_Text"><text:s text:c="7"/>Paste to clipboard <text:s text:c="6"/>³ Shift+Ins</text:p>
      <text:p text:style-name="Preformatted_20_Text"/>
      <text:p text:style-name="Preformatted_20_Text"><text:s text:c="5"/>Ü Cursor Movement Commands</text:p>
      <text:p text:style-name="Preformatted_20_Text"><text:s text:c="5"/>ÍÍÍÍÍÍÍÍÍÍÍÍÍÍÍÍÍÑÍÍÍÍÍÍÍÍÍÍÍÍÍÍÍÍÍÍÍÍÍÍ</text:p>
      <text:p text:style-name="Preformatted_20_Text"><text:s text:c="6"/>Character left <text:s/>³ Ctrl+S or Left arrow</text:p>
      <text:p text:style-name="Preformatted_20_Text"><text:s text:c="6"/>Character right ³ Ctrl+D or Right arrow</text:p>
      <text:p text:style-name="Preformatted_20_Text"><text:s text:c="6"/>Word left <text:s text:c="6"/>³ Ctrl+A or Ctrl+Left arrow</text:p>
      <text:p text:style-name="Preformatted_20_Text"><text:s text:c="6"/>Word right <text:s text:c="5"/>³ Ctrl+F or Ctrl+Right arrow</text:p>
      <text:p text:style-name="Preformatted_20_Text"><text:s text:c="6"/>Line up <text:s text:c="8"/>³ Ctrl+E or Up arrow</text:p>
      <text:p text:style-name="Preformatted_20_Text"><text:s text:c="6"/>Line down <text:s text:c="6"/>³ Ctrl+X or Down arrow</text:p>
      <text:p text:style-name="Preformatted_20_Text"><text:s text:c="6"/>Scroll up <text:s text:c="6"/>³ Ctrl+W</text:p>
      <text:p text:style-name="Preformatted_20_Text"><text:s text:c="6"/>Scroll down <text:s text:c="4"/>³ Ctrl+Z</text:p>
      <text:p text:style-name="Preformatted_20_Text"><text:s text:c="6"/>Page up <text:s text:c="8"/>³ Ctrl+R or PgUp</text:p>
      <text:p text:style-name="Preformatted_20_Text"><text:s text:c="6"/>Page down <text:s text:c="6"/>³ Ctrl+C or PgDn</text:p>
      <text:p text:style-name="Preformatted_20_Text"/>
      <text:p text:style-name="Preformatted_20_Text"><text:s text:c="5"/>Ü Insert &amp; Delete Commands</text:p>
      <text:p text:style-name="Preformatted_20_Text"><text:s text:c="5"/>ÍÍÍÍÍÍÍÍÍÍÍÍÍÍÍÍÍÍÍÍÍÍÑÍÍÍÍÍÍÍÍÍÍÍÍÍÍÍÍÍÍÍÍÍÍ</text:p>
      <text:p text:style-name="Preformatted_20_Text"><text:s text:c="6"/>Insert mode on/off <text:s text:c="2"/>³ Ctrl+V or Ins</text:p>
      <text:p text:style-name="Preformatted_20_Text"><text:s text:c="6"/>Insert line <text:s text:c="9"/>³ Ctrl+N</text:p>
      <text:p text:style-name="Preformatted_20_Text"><text:s text:c="6"/>Delete line <text:s text:c="9"/>³ Ctrl+Y</text:p>
      <text:p text:style-name="Preformatted_20_Text"><text:s text:c="6"/>Delete to end of line³ Ctrl+Q Y</text:p>
      <text:p text:style-name="Preformatted_20_Text"><text:s text:c="6"/>Delete character left³ Ctrl+H or Backspace</text:p>
      <text:p text:style-name="Preformatted_20_Text"><text:s text:c="6"/>Delete character <text:s text:c="4"/>³ Ctrl+G or Del</text:p>
      <text:p text:style-name="Preformatted_20_Text"><text:s text:c="6"/>Delete word right <text:s text:c="3"/>³ Ctrl+T</text:p>
      <text:p text:style-name="Preformatted_20_Text"/>
      <text:p text:style-name="Preformatted_20_Text"><text:s text:c="5"/>Ü Miscellaneous Editor Commands</text:p>
      <text:p text:style-name="Preformatted_20_Text"><text:s text:c="5"/>ÍÍÍÍÍÍÍÍÍÍÍÍÍÍÍÍÍÍÍÍÍÍÑÍÍÍÍÍÍÍÍÍÍÍÍÍÍÍÍÍÍÍÍÍÍ</text:p>
      <text:p text:style-name="Preformatted_20_Text"><text:s text:c="6"/>Menu bar <text:s text:c="12"/>³ F10</text:p>
      <text:p text:style-name="Preformatted_20_Text"><text:s text:c="6"/>Save and edit <text:s text:c="7"/>³ Ctrl+K S or F2</text:p>
      <text:p text:style-name="Preformatted_20_Text"><text:s text:c="6"/>Open file <text:s text:c="11"/>³ F3</text:p>
      <text:p text:style-name="Preformatted_20_Text"><text:s text:c="6"/>Close active window <text:s/>³ Alt+F3</text:p>
      <text:p text:style-name="Preformatted_20_Text"><text:s text:c="27"/>³</text:p>
      <text:p text:style-name="Preformatted_20_Text"><text:s text:c="6"/>Tab <text:s text:c="17"/>³ Ctrl+I or Tab</text:p>
      <text:p text:style-name="Preformatted_20_Text"><text:s text:c="6"/>Tab mode <text:s text:c="12"/>³ Ctrl+O T</text:p>
      <text:p text:style-name="Preformatted_20_Text"><text:s text:c="6"/>Auto indent on/off <text:s text:c="2"/>³ Ctrl+O I</text:p>
      <text:p text:style-name="Preformatted_20_Text"><text:s text:c="6"/>Restore line <text:s text:c="8"/>³ Ctrl+Q L</text:p>
      <text:p text:style-name="Preformatted_20_Text"><text:s text:c="27"/>³</text:p>
      <text:p text:style-name="Preformatted_20_Text"><text:s text:c="6"/>Set place marker(0-9)³ Ctrl+K n (n = 0..9)</text:p>
      <text:p text:style-name="Preformatted_20_Text"><text:s text:c="6"/>Find plc. marker(0-9)³ Ctrl+Q n (n = 0..9)</text:p>
      <text:p text:style-name="Preformatted_20_Text"><text:s text:c="6"/>Language help <text:s text:c="7"/>³ Ctrl+F1</text:p>
      <text:p text:style-name="Preformatted_20_Text"><text:s text:c="6"/>Ctrl+character prefix³ Ctrl+P</text:p>
      <text:p text:style-name="Preformatted_20_Text"><text:s text:c="27"/>³</text:p>
      <text:p text:style-name="Preformatted_20_Text"><text:s text:c="6"/>Find <text:s text:c="16"/>³ Ctrl+Q F</text:p>
      <text:p text:style-name="Preformatted_20_Text"><text:s text:c="6"/>Find &amp; replace <text:s text:c="6"/>³ Ctrl+Q A</text:p>
      <text:p text:style-name="Preformatted_20_Text"><text:s text:c="6"/>Repeat last find <text:s text:c="4"/>³ Ctrl+L</text:p>
      <text:p text:style-name="Preformatted_20_Text"><text:s text:c="6"/>Abort operation <text:s text:c="5"/>³ Esc</text:p>
      <text:p text:style-name="Preformatted_20_Text"/>
      <text:p text:style-name="Preformatted_20_Text"/>
      <text:p text:style-name="Preformatted_20_Text"><text:s text:c="3"/>2.4 <text:s/>Compilarea si rularea programelor editate</text:p>
      <text:p text:style-name="Preformatted_20_Text"/>
      <text:p text:style-name="Preformatted_20_Text"><text:s text:c="3"/>Cu ajutorul tastei F9 si a combinatiei CTRL-F9 se</text:p>
      <text:p text:style-name="Preformatted_20_Text"><text:s text:c="3"/>poate asambla si rula programul din fereastra cu-</text:p>
      <text:p text:style-name="Preformatted_20_Text"><text:s text:c="3"/>renta,in caz ca a fost deschisa una .In urma ope-</text:p>
      <text:p text:style-name="Preformatted_20_Text"><text:soft-page-break/><text:s text:c="3"/>ratiei ,va apare o fereastra numita 'Last compile</text:p>
      <text:p text:style-name="Preformatted_20_Text"><text:s text:c="3"/>Result', in care sint descrise date despre <text:s/>asam-</text:p>
      <text:p text:style-name="Preformatted_20_Text"><text:s text:c="3"/>blarea si/sau rularea sursei : memorie libera , e</text:p>
      <text:p text:style-name="Preformatted_20_Text"><text:s text:c="3"/>rori , numarul de linii compilate <text:s/>, <text:s/>codurile de</text:p>
      <text:p text:style-name="Preformatted_20_Text"><text:s text:c="3"/>iesire ale programului rulat.</text:p>
      <text:p text:style-name="Preformatted_20_Text"/>
      <text:p text:style-name="Preformatted_20_Text"/>
      <text:p text:style-name="Preformatted_20_Text"><text:s text:c="3"/>2.5 <text:s/>Optiuni</text:p>
      <text:p text:style-name="Preformatted_20_Text"/>
      <text:p text:style-name="Preformatted_20_Text"><text:s text:c="3"/>Se pot modifica parametrii compilarii si linkedi-</text:p>
      <text:p text:style-name="Preformatted_20_Text"><text:s text:c="3"/>tarii . <text:s/>Iata-i asa <text:s/>cum ii furnizeaza TASM-ul si</text:p>
      <text:p text:style-name="Preformatted_20_Text"><text:s text:c="3"/>TLINK-ul :</text:p>
      <text:p text:style-name="Preformatted_20_Text"/>
      <text:p text:style-name="Preformatted_20_Text"><text:s text:c="3"/>Turbo Assembler <text:s/>Version 3.2 <text:s/>Copyright (c) 1988, 1992</text:p>
      <text:p text:style-name="Preformatted_20_Text"><text:s text:c="3"/>Borland International</text:p>
      <text:p text:style-name="Preformatted_20_Text"><text:s text:c="3"/>Syntax: <text:s/>TASM [options] source [,object][,listing][,xref]</text:p>
      <text:p text:style-name="Preformatted_20_Text"><text:s text:c="3"/>/a,/s <text:s text:c="8"/>Alphabetic or Source-code segment ordering</text:p>
      <text:p text:style-name="Preformatted_20_Text"><text:s text:c="3"/>/c <text:s text:c="11"/>Generate cross-reference in listing</text:p>
      <text:p text:style-name="Preformatted_20_Text"><text:s text:c="3"/>/dSYM[=VAL] <text:s text:c="2"/>Define symbol SYM = 0, or = value VAL</text:p>
      <text:p text:style-name="Preformatted_20_Text"><text:s text:c="3"/>/e,/r <text:s text:c="8"/>Emulated or Real floating-point instructions</text:p>
      <text:p text:style-name="Preformatted_20_Text"><text:s text:c="3"/>/h,/? <text:s text:c="8"/>Display this help screen</text:p>
      <text:p text:style-name="Preformatted_20_Text"><text:s text:c="3"/>/iPATH <text:s text:c="7"/>Search PATH for include files</text:p>
      <text:p text:style-name="Preformatted_20_Text"><text:s text:c="3"/>/jCMD <text:s text:c="8"/>Jam in an assembler directive CMD</text:p>
      <text:p text:style-name="Preformatted_20_Text"><text:s text:c="3"/>/kh# <text:s text:c="9"/>Hash table capacity # symbols</text:p>
      <text:p text:style-name="Preformatted_20_Text"><text:s text:c="3"/>/l,/la <text:s text:c="7"/>Generate listing:</text:p>
      <text:p text:style-name="Preformatted_20_Text"><text:s text:c="17"/>l=normal listing,la=expanded listing</text:p>
      <text:p text:style-name="Preformatted_20_Text"><text:s text:c="3"/>/ml,/mx,/mu <text:s text:c="2"/>Case sensitivity on symbols:</text:p>
      <text:p text:style-name="Preformatted_20_Text"><text:s text:c="17"/>ml=all, mx=globals, mu=none</text:p>
      <text:p text:style-name="Preformatted_20_Text"><text:s text:c="3"/>/mv# <text:s text:c="9"/>Set maximum valid length for symbols</text:p>
      <text:p text:style-name="Preformatted_20_Text"><text:s text:c="3"/>/m# <text:s text:c="10"/>Allow # multiple passes to resolve forward references</text:p>
      <text:p text:style-name="Preformatted_20_Text"><text:s text:c="3"/>/n <text:s text:c="11"/>Suppress symbol tables in listing</text:p>
      <text:p text:style-name="Preformatted_20_Text"><text:s text:c="3"/>/os,/o,/op,/oiObject code: standard, standard w/overlays, Phar Lap, or IBM</text:p>
      <text:p text:style-name="Preformatted_20_Text"><text:s text:c="3"/>/p <text:s text:c="11"/>Check for code segment overrides in protected mode</text:p>
      <text:p text:style-name="Preformatted_20_Text"><text:s text:c="3"/>/q <text:s text:c="11"/>Suppress OBJ records not needed for linking</text:p>
      <text:p text:style-name="Preformatted_20_Text"><text:s text:c="3"/>/t <text:s text:c="11"/>Suppress messages if successful assembly</text:p>
      <text:p text:style-name="Preformatted_20_Text"><text:s text:c="3"/>/uxxxx <text:s text:c="7"/>Set version emulation, version xxxx</text:p>
      <text:p text:style-name="Preformatted_20_Text"><text:s text:c="3"/>/w0,/w1,/w2 <text:s text:c="2"/>Set warning level: w0=none, w1=w2=warnings on</text:p>
      <text:p text:style-name="Preformatted_20_Text"><text:s text:c="3"/>/w-xxx,/w+xxx Disable (-) or enable (+) warning xxx</text:p>
      <text:p text:style-name="Preformatted_20_Text"><text:s text:c="3"/>/x <text:s text:c="11"/>Include false conditionals in listing</text:p>
      <text:p text:style-name="Preformatted_20_Text"><text:s text:c="3"/>/z <text:s text:c="11"/>Display source line with error message</text:p>
      <text:p text:style-name="Preformatted_20_Text"><text:s text:c="3"/>/zi,/zd,/zn <text:s text:c="2"/>Debug info: zi=full, zd=line numbers only, zn=none</text:p>
      <text:p text:style-name="Preformatted_20_Text"/>
      <text:p text:style-name="Preformatted_20_Text"><text:s text:c="3"/>Turbo Link <text:s/>Version 5.1 Copyright (c) 1992</text:p>
      <text:p text:style-name="Preformatted_20_Text"><text:s text:c="3"/>Borland International</text:p>
      <text:p text:style-name="Preformatted_20_Text"><text:s text:c="3"/>Syntax: TLINK objfiles, exefile, mapfile, libfiles, deffile</text:p>
      <text:p text:style-name="Preformatted_20_Text"><text:s text:c="3"/>@xxxx indicates use response file xxxx</text:p>
      <text:p text:style-name="Preformatted_20_Text"><text:s text:c="3"/>/m <text:s/>Map file with publics <text:s text:c="8"/>/x <text:s/>No map file at all</text:p>
      <text:p text:style-name="Preformatted_20_Text"><text:s text:c="3"/>/i <text:s/>Initialize all segments <text:s text:c="6"/>/l <text:s/>Include source line numbers</text:p>
      <text:p text:style-name="Preformatted_20_Text"><text:s text:c="3"/>/L <text:s/>Specify library search paths <text:s/>/s <text:s/>Detailed map of segments</text:p>
      <text:p text:style-name="Preformatted_20_Text"><text:s text:c="3"/>/n <text:s/>No default libraries <text:s text:c="9"/>/d <text:s/>Warn if duplicate symbols in libraries</text:p>
      <text:p text:style-name="Preformatted_20_Text"><text:s text:c="3"/>/c <text:s/>Case significant in symbols <text:s text:c="2"/>/3 <text:s/>Enable 32-bit processing</text:p>
      <text:p text:style-name="Preformatted_20_Text"><text:s text:c="3"/>/o <text:s/>Overlay switch <text:s text:c="15"/>/v <text:s/>Full symbolic debug information</text:p>
      <text:p text:style-name="Preformatted_20_Text"><text:s text:c="3"/>/P[=NNNNN] <text:s/>Pack code segments <text:s text:c="3"/>/A=NNNN <text:s/>Set NewExe segment alignment</text:p>
      <text:p text:style-name="Preformatted_20_Text"><text:s text:c="3"/>/ye Expanded memory swapping <text:s text:c="5"/>/yx Extended memory swapping</text:p>
      <text:p text:style-name="Preformatted_20_Text"><text:s text:c="3"/>/e <text:s/>Ignore Extended Dictionary</text:p>
      <text:p text:style-name="Preformatted_20_Text"><text:s text:c="3"/>/t <text:s/>Create COM file (same as /Tdc)</text:p>
      <text:p text:style-name="Preformatted_20_Text"><text:s text:c="3"/>/C <text:s/>Case sensitive exports and imports</text:p>
      <text:p text:style-name="Preformatted_20_Text"><text:s text:c="3"/>/Txx <text:s/>Specify output file type</text:p>
      <text:p text:style-name="Preformatted_20_Text"><text:tab/> <text:s text:c="9"/>/Tdx <text:s/>DOS image (default)</text:p>
      <text:p text:style-name="Preformatted_20_Text"><text:tab/> <text:s text:c="9"/>/Twx <text:s/>Windows image</text:p>
      <text:p text:style-name="Preformatted_20_Text"><text:s text:c="19"/>(third letter can be c=COM, e=EXE, d=DLL)</text:p>
      <text:p text:style-name="Preformatted_20_Text"/>
      <text:p text:style-name="Preformatted_20_Text"><text:s text:c="3"/>Exista si posibilitatea modificarii directoarelor de lucru</text:p>
      <text:p text:style-name="Preformatted_20_Text"><text:s text:c="3"/>(in versiunea de fata nu sint functionale toate) :</text:p>
      <text:p text:style-name="Preformatted_20_Text"><text:soft-page-break/></text:p>
      <text:p text:style-name="Preformatted_20_Text"><text:s text:c="3"/>Include Directory - daca sursa contine directive de inclu-</text:p>
      <text:p text:style-name="Preformatted_20_Text"><text:s text:c="23"/>dere .INCLUDE , specificati calea unde</text:p>
      <text:p text:style-name="Preformatted_20_Text"><text:s text:c="23"/>pot fi gasite , <text:s/>in <text:s/>caz ca nu sint in</text:p>
      <text:p text:style-name="Preformatted_20_Text"><text:s text:c="23"/>directorul curent.</text:p>
      <text:p text:style-name="Preformatted_20_Text"/>
      <text:p text:style-name="Preformatted_20_Text"><text:s text:c="3"/>Object Directory - fisierele OBJ vor fi scrise in acest di-</text:p>
      <text:p text:style-name="Preformatted_20_Text"><text:s text:c="22"/>rector sau sub un alt nume decit cel <text:s/>al</text:p>
      <text:p text:style-name="Preformatted_20_Text"><text:s text:c="22"/>sursei .</text:p>
      <text:p text:style-name="Preformatted_20_Text"/>
      <text:p text:style-name="Preformatted_20_Text"><text:s text:c="22"/>exemplu :</text:p>
      <text:p text:style-name="Preformatted_20_Text"><text:s text:c="28"/>c:\temp\ - fisierul.OBJ va fi scos</text:p>
      <text:p text:style-name="Preformatted_20_Text"><text:s text:c="39"/>in acest dirctor</text:p>
      <text:p text:style-name="Preformatted_20_Text"><text:s text:c="28"/>c:\temp <text:s/>- va scoate un numit temp</text:p>
      <text:p text:style-name="Preformatted_20_Text"><text:s text:c="39"/>.OBJ in radacina</text:p>
      <text:p text:style-name="Preformatted_20_Text"><text:s text:c="28"/>c:\name.ext - la fel ca mai sus.</text:p>
      <text:p text:style-name="Preformatted_20_Text"/>
      <text:p text:style-name="Preformatted_20_Text"><text:s text:c="2"/>...</text:p>
      <text:p text:style-name="Preformatted_20_Text"/>
      <text:p text:style-name="Preformatted_20_Text"/>
      <text:p text:style-name="Preformatted_20_Text">=============================================================================</text:p>
      <text:p text:style-name="Preformatted_20_Text"/>
      <text:p text:style-name="Preformatted_20_Text"><text:s text:c="2"/>3 . Probleme ce pot apare</text:p>
      <text:p text:style-name="Preformatted_20_Text"/>
      <text:p text:style-name="Preformatted_20_Text"><text:s text:c="2"/>Daca se doreste deschiderea unui fisier din alt director decit</text:p>
      <text:p text:style-name="Preformatted_20_Text"><text:s text:c="2"/>cel curent , in cadrul casutei de dialog Open File , acest lu-</text:p>
      <text:p text:style-name="Preformatted_20_Text"><text:s text:c="2"/>cru se poate face folosind Change Dir , altfel , navigind prin</text:p>
      <text:p text:style-name="Preformatted_20_Text"><text:s text:c="2"/>directoare se obtine mesajul de eroare 'Invalid path ...'.</text:p>
      <text:p text:style-name="Preformatted_20_Text"/>
      <text:p text:style-name="Preformatted_20_Text"><text:s text:c="2"/>Poate apare mesajul 'Too many files open'.</text:p>
      <text:p text:style-name="Preformatted_20_Text"/>
      <text:p text:style-name="Preformatted_20_Text"><text:s text:c="2"/>Daca un program se termina in mod grafic ,fara a restaura modul</text:p>
      <text:p text:style-name="Preformatted_20_Text"><text:s text:c="2"/>text, este posibil ca optiunea 'ecran utilizator' sa nu functio</text:p>
      <text:p text:style-name="Preformatted_20_Text"><text:s text:c="2"/>neze ( adica sa restaureze ecranul si paleta corect).</text:p>
      <text:p text:style-name="Preformatted_20_Text"/>
      <text:p text:style-name="Preformatted_20_Text"><text:s text:c="2"/>Nu exista nici un help , din cauza ca exista prea mult material</text:p>
      <text:p text:style-name="Preformatted_20_Text"><text:s text:c="2"/>ce trebuie adunat si nu stiu daca acest program va avea <text:s/>atitia</text:p>
      <text:p text:style-name="Preformatted_20_Text"><text:s text:c="2"/>utilizatori pentru a merita munca (se pot stringe materiale pri</text:p>
      <text:p text:style-name="Preformatted_20_Text"><text:s text:c="2"/>vind limbajul de asamblare, programarea intruperilor ,porturile</text:p>
      <text:p text:style-name="Preformatted_20_Text"><text:s text:c="2"/>I/O,etc, care , in total ,cumuleaza mai mult de 100Mb).</text:p>
      <text:p text:style-name="Preformatted_20_Text"/>
      <text:p text:style-name="Preformatted_20_Text"><text:s text:c="2"/>Nu se pot edita surse mai mari de 200k.</text:p>
      <text:p text:style-name="Preformatted_20_Text"/>
      <text:p text:style-name="Preformatted_20_Text"><text:s text:c="2"/>Nu se pot rula programe mai mari de 300k.</text:p>
      <text:p text:style-name="Preformatted_20_Text"/>
      <text:p text:style-name="Preformatted_20_Text"><text:s text:c="2"/>Citeva optiuni din meniul Options\Directories nu functioneaza.</text:p>
      <text:p text:style-name="Preformatted_20_Text"/>
      <text:p text:style-name="Preformatted_20_Text"><text:s text:c="2"/>ASMIDE <text:s/>nu <text:s/>are protectie la erori de executie ale programului</text:p>
      <text:p text:style-name="Preformatted_20_Text"><text:s text:c="2"/>care se executa ( daca acesta blocheaza sistemul <text:s/>, <text:s/>ASMIDE nu</text:p>
      <text:p text:style-name="Preformatted_20_Text"><text:s text:c="2"/>poate face nimic ) . Voi incerca , in versiunile viitoare, sa</text:p>
      <text:p text:style-name="Preformatted_20_Text"><text:s text:c="2"/>adaug aceasta facilitate <text:s/>.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5" meta:paragraph-count="244" meta:word-count="1522" meta:character-count="11384" meta:non-whitespace-character-count="7929"/>
    <meta:generator>LibreOffice/7.2.2.2$Windows_X86_64 LibreOffice_project/02b2acce88a210515b4a5bb2e46cbfb63fe97d56</meta:generator>
  </office:meta>
</office:document-meta>
</file>